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6db19" officeooo:paragraph-rsid="0026db19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792be" officeooo:paragraph-rsid="002792be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letter-spacing="normal" fo:language="en" fo:country="US" fo:font-style="normal" fo:font-weight="normal" officeooo:rsid="002987e8" style:font-style-asian="normal" style:font-weight-asian="normal"/>
    </style:style>
    <style:style style:name="T4" style:family="text">
      <style:text-properties fo:language="en" fo:country="US" officeooo:rsid="0020bd24"/>
    </style:style>
    <style:style style:name="T5" style:family="text">
      <style:text-properties fo:language="en" fo:country="US" officeooo:rsid="00218cbb"/>
    </style:style>
    <style:style style:name="T6" style:family="text">
      <style:text-properties fo:language="en" fo:country="US" officeooo:rsid="0024ed7e"/>
    </style:style>
    <style:style style:name="T7" style:family="text">
      <style:text-properties officeooo:rsid="0016f6f3"/>
    </style:style>
    <style:style style:name="T8" style:family="text">
      <style:text-properties officeooo:rsid="002987e8"/>
    </style:style>
    <style:style style:name="T9" style:family="text">
      <style:text-properties officeooo:rsid="002b47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 People’s Assembly, convening on the <text:span text:style-name="T6">3rd</text:span> of <text:span text:style-name="T6">March</text:span><text:span text:style-name="T4"> </text:span>202<text:span text:style-name="T5">6</text:span> under the <text:span text:style-name="T6">60th</text:span> PA Meeting.</text:p>
      <text:p text:style-name="P1"/>
      <text:p text:style-name="P1">The Assembly, recognising the current situation,</text:p>
      <text:p text:style-name="P1"/>
      <text:p text:style-name="P2">Constitutes the need to <text:span text:style-name="T7">make duration 9 rockets with </text:span><text:span text:style-name="T8">TNT</text:span><text:span text:style-name="T7">, </text:span><text:span text:style-name="T8">because it would be funny</text:span>.</text:p>
      <text:p text:style-name="P3">The crafting recipe is to be: 2 paper, <text:span text:style-name="T9">4</text:span> gunpowder and 1 <text:span text:style-name="T8">TNT</text:span>, giving 3 duration 9 rockets.</text:p>
      <text:p text:style-name="P1"/>
      <text:p text:style-name="P1">And proceeds.</text:p>
      <text:p text:style-name="P1"/>
      <text:p text:style-name="P1">Signed by,</text:p>
      <text:p text:style-name="P2">Lunar_Lunatic_</text:p>
      <text:p text:style-name="P2">FVerndari</text:p>
      <text:p text:style-name="P1"/>
      <text:p text:style-name="P1"/>
      <text:p text:style-name="P1"/>
      <text:p text:style-name="Standard"><text:span text:style-name="T1">[</text:span><text:span text:style-name="T2">Motion 60-6: To make duration 9 rockets with </text:span><text:span text:style-name="T3">TNT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03T20:24:24.243689364</dc:date>
    <meta:editing-duration>PT5M22S</meta:editing-duration>
    <meta:editing-cycles>19</meta:editing-cycles>
    <meta:generator>LibreOffice/24.2.7.2$Linux_X86_64 LibreOffice_project/420$Build-2</meta:generator>
    <meta:document-statistic meta:table-count="0" meta:image-count="0" meta:object-count="0" meta:page-count="1" meta:paragraph-count="9" meta:word-count="69" meta:character-count="402" meta:non-whitespace-character-count="342"/>
  </office:meta>
</office:document-meta>
</file>